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sans-serif"/>
    <style:font-face style:name="Georgia" svg:font-family="Georgia, 'Times New Roman', Times, serif"/>
    <style:font-face style:name="Mangal1" svg:font-family="Mangal"/>
    <style:font-face style:name="OpenSymbol" svg:font-family="OpenSymbol"/>
    <style:font-face style:name="Segoe Print" svg:font-family="'Segoe Print'"/>
    <style:font-face style:name="Verdana" svg:font-family="Verdana, Geneva, Arial, Helvetica,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fo:font-variant="normal" fo:text-transform="none" fo:color="#000000" style:text-position="sub 58%" style:font-name="sans-serif" fo:font-size="9.75pt" fo:letter-spacing="normal" fo:font-style="normal" style:text-underline-style="none" fo:font-weight="normal" style:font-weight-asian="normal" style:font-weight-complex="normal"/>
    </style:style>
    <style:style style:name="P4" style:family="paragraph" style:parent-style-name="Standard">
      <style:text-properties fo:font-variant="normal" fo:text-transform="none" fo:color="#000000" style:text-position="0% 100%" style:font-name="sans-serif" fo:font-size="9.75pt" fo:letter-spacing="normal" fo:font-style="normal" style:text-underline-style="solid" style:text-underline-width="auto" style:text-underline-color="font-color" fo:font-weight="normal" style:font-weight-asian="normal" style:font-weight-complex="normal"/>
    </style:style>
    <style:style style:name="P5" style:family="paragraph" style:parent-style-name="Standard">
      <style:text-properties style:font-name="Times New Roman"/>
    </style:style>
    <style:style style:name="P6" style:family="paragraph" style:parent-style-name="Standard">
      <style:text-properties style:font-name="Segoe Print" fo:font-size="11pt" style:text-underline-style="none" style:font-name-asian="Segoe Print" style:font-size-asian="11pt" style:font-name-complex="Segoe Print" style:font-size-complex="11pt"/>
    </style:style>
    <style:style style:name="P7" style:family="paragraph" style:parent-style-name="Standard">
      <style:paragraph-properties style:text-autospace="none"/>
      <style:text-properties style:font-name="Segoe Print" fo:font-size="11pt" style:font-name-asian="Segoe Print" style:font-size-asian="11pt" style:font-name-complex="Segoe Print" style:font-size-complex="11pt"/>
    </style:style>
    <style:style style:name="P8" style:family="paragraph" style:parent-style-name="Standard">
      <style:paragraph-properties fo:break-before="page"/>
      <style:text-properties style:text-underline-style="solid" style:text-underline-width="auto" style:text-underline-color="font-color"/>
    </style:style>
    <style:style style:name="P9" style:family="paragraph" style:parent-style-name="Standard">
      <style:paragraph-properties fo:break-before="page"/>
      <style:text-properties fo:font-variant="normal" fo:text-transform="none" fo:color="#000000" style:text-position="0% 100%" style:font-name="sans-serif" fo:font-size="9.75pt" fo:letter-spacing="normal" fo:font-style="normal" style:text-underline-style="solid" style:text-underline-width="auto" style:text-underline-color="font-color" fo:font-weight="normal" style:font-weight-asian="normal" style:font-weight-complex="normal"/>
    </style:style>
    <style:style style:name="P10" style:family="paragraph" style:parent-style-name="Standard">
      <style:paragraph-properties fo:break-before="page"/>
      <style:text-properties style:text-underline-style="none"/>
    </style:style>
    <style:style style:name="P11" style:family="paragraph" style:parent-style-name="Text_20_body">
      <style:paragraph-properties fo:margin-left="0cm" fo:margin-right="0cm" fo:margin-top="0cm" fo:margin-bottom="0cm" style:line-height-at-least="0.37cm" fo:text-indent="0cm" style:auto-text-indent="false" fo:padding="0cm" fo:border="none"/>
      <style:text-properties fo:font-variant="normal" fo:text-transform="none" fo:color="#000000" style:font-name="Arial1" fo:font-size="9pt" fo:letter-spacing="normal" fo:font-style="normal" fo:font-weight="normal"/>
    </style:style>
    <style:style style:name="P12" style:family="paragraph" style:parent-style-name="Text_20_body">
      <style:paragraph-properties fo:margin-left="0cm" fo:margin-right="0cm" fo:margin-top="0cm" fo:margin-bottom="0cm" style:line-height-at-least="0.37cm" fo:text-indent="0cm" style:auto-text-indent="false" fo:padding="0cm" fo:border="none"/>
    </style:style>
    <style:style style:name="P13" style:family="paragraph" style:parent-style-name="Heading_20_2">
      <style:text-properties fo:font-variant="normal" fo:text-transform="none" fo:color="#333333" style:font-name="Georgia" fo:font-size="12pt" fo:letter-spacing="normal" fo:font-style="normal" style:text-underline-style="solid" style:text-underline-width="auto" style:text-underline-color="font-color" fo:font-weight="normal"/>
    </style:style>
    <style:style style:name="P14" style:family="paragraph" style:parent-style-name="Standard" style:list-style-name="L2">
      <style:text-properties style:text-underline-style="none"/>
    </style:style>
    <style:style style:name="P15" style:family="paragraph" style:parent-style-name="Standard" style:list-style-name="L3">
      <style:text-properties style:text-underline-style="none"/>
    </style:style>
    <style:style style:name="P16" style:family="paragraph" style:parent-style-name="Standard" style:list-style-name="L4">
      <style:text-properties style:text-underline-style="none"/>
    </style:style>
    <style:style style:name="P17" style:family="paragraph" style:parent-style-name="Standard">
      <style:text-properties style:font-name="Times New Roman"/>
    </style:style>
    <style:style style:name="P18" style:family="paragraph" style:parent-style-name="Standard" style:list-style-name="L1">
      <style:paragraph-properties fo:margin-left="1.251cm" fo:margin-right="0cm" fo:text-indent="-0.635cm" style:auto-text-indent="false"/>
      <style:text-properties style:text-underline-style="none"/>
    </style:style>
    <style:style style:name="P19" style:family="paragraph" style:parent-style-name="Standard" style:list-style-name="L4">
      <style:paragraph-properties fo:margin-left="2.501cm" fo:margin-right="0cm" fo:text-indent="-0.635cm" style:auto-text-indent="false"/>
      <style:text-properties style:text-underline-style="none"/>
    </style:style>
    <style:style style:name="T1" style:family="text">
      <style:text-properties fo:font-variant="normal" fo:text-transform="none" fo:color="#000000" style:font-name="Verdana" fo:font-size="9pt" fo:letter-spacing="normal" fo:font-style="normal" fo:font-weight="normal"/>
    </style:style>
    <style:style style:name="T2" style:family="text">
      <style:text-properties fo:font-variant="normal" fo:text-transform="none" fo:color="#000000" style:font-name="Verdana" fo:font-size="9pt" fo:letter-spacing="normal" fo:font-style="normal" style:text-underline-style="solid" style:text-underline-width="auto" style:text-underline-color="font-color" fo:font-weight="normal"/>
    </style:style>
    <style:style style:name="T3" style:family="text">
      <style:text-properties fo:font-variant="normal" fo:text-transform="none" fo:color="#000000" fo:letter-spacing="normal" style:text-underline-style="none"/>
    </style:style>
    <style:style style:name="T4" style:family="text">
      <style:text-properties fo:font-variant="normal" fo:text-transform="none" fo:color="#000000" style:font-name="Arial1" fo:font-size="9pt" fo:letter-spacing="normal" fo:font-style="normal" fo:font-weight="normal"/>
    </style:style>
    <style:style style:name="T5" style:family="text">
      <style:text-properties fo:font-variant="normal" fo:text-transform="none" fo:color="#000000" style:font-name="Arial1" fo:font-size="9pt" fo:letter-spacing="normal" fo:font-style="italic" fo:font-weight="normal"/>
    </style:style>
    <style:style style:name="T6" style:family="text">
      <style:text-properties fo:font-variant="normal" fo:text-transform="none" fo:color="#000000" style:font-name="sans-serif" fo:font-size="9.75pt" fo:letter-spacing="normal" fo:font-style="normal" fo:font-weight="normal"/>
    </style:style>
    <style:style style:name="T7" style:family="text">
      <style:text-properties style:text-underline-style="none"/>
    </style:style>
    <style:style style:name="T8"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text:p>
      <text:p text:style-name="P1">development </text:p>
      <text:p text:style-name="P1"/>
      <text:p text:style-name="Standard"><text:span text:style-name="T8">Title page</text:span><text:span text:style-name="T7"> - </text:span><text:span text:style-name="T3"> </text:span><text:span text:style-name="T1">title, author, supervisor, and year of study.</text:span> </text:p>
      <text:p text:style-name="P2"/>
      <text:p text:style-name="P1">Abstract<text:span text:style-name="T7"> -100 words</text:span></text:p>
      <text:p text:style-name="P2"/>
      <text:p text:style-name="P1">Keywords<text:span text:style-name="T7"> – 6 to 8</text:span></text:p>
      <text:p text:style-name="P2"/>
      <text:p text:style-name="P1">Contents page</text:p>
      <text:p text:style-name="P2"/>
      <text:p text:style-name="P2"><text:span text:style-name="T2">Author's Assessment of the Project</text:span> <text:s/>- 500words </text:p>
      <text:p text:style-name="P2"/>
      <text:p text:style-name="P2"><text:span text:style-name="T8">Introduction</text:span> <text:s/>/ background <text:s/>– 1500</text:p>
      <text:list xml:id="list1128386221929755080" text:style-name="L1">
        <text:list-item>
          <text:p text:style-name="P18">Motivation</text:p>
        </text:list-item>
        <text:list-item>
          <text:p text:style-name="P18">Objectives</text:p>
        </text:list-item>
        <text:list-item>
          <text:p text:style-name="P18">History of logic</text:p>
        </text:list-item>
        <text:list-item>
          <text:p text:style-name="P18">Explanation of FOL</text:p>
        </text:list-item>
        <text:list-item>
          <text:p text:style-name="P18">Uses of FOL</text:p>
        </text:list-item>
        <text:list-item>
          <text:p text:style-name="P18">(Existing solutions – 500)</text:p>
          <text:p text:style-name="P18"/>
        </text:list-item>
      </text:list>
      <text:p text:style-name="P2"/>
      <text:p text:style-name="P2"/>
      <text:p text:style-name="P2">resources</text:p>
      <text:p text:style-name="P1">Specification</text:p>
      <text:p text:style-name="P2"/>
      <text:p text:style-name="P2"/>
      <text:p text:style-name="P1">Design Decisions / project management</text:p>
      <text:list xml:id="list4490267730212110954" text:style-name="L2">
        <text:list-item>
          <text:p text:style-name="P14">Git to track and store</text:p>
        </text:list-item>
        <text:list-item>
          <text:p text:style-name="P14">Agile dev</text:p>
        </text:list-item>
        <text:list-item>
          <text:p text:style-name="P14">Trello – development tracking tool. Lists for bugs, tasks </text:p>
        </text:list-item>
        <text:list-item>
          <text:p text:style-name="P14">Propositional before predicate</text:p>
        </text:list-item>
      </text:list>
      <text:list xml:id="list9017857111249183993" text:style-name="L3">
        <text:list-item>
          <text:p text:style-name="P15">Why mobile/native app/ android</text:p>
        </text:list-item>
        <text:list-item>
          <text:p text:style-name="P15">TDD</text:p>
        </text:list-item>
      </text:list>
      <text:p text:style-name="P2"/>
      <text:p text:style-name="P1">Design and Implementation</text:p>
      <text:list xml:id="list6878249714637275043" text:style-name="L4">
        <text:list-item>
          <text:p text:style-name="P16">Formula checker</text:p>
        </text:list-item>
        <text:list-item>
          <text:p text:style-name="P19">tree</text:p>
        </text:list-item>
        <text:list-item>
          <text:p text:style-name="P16">Proof checker</text:p>
        </text:list-item>
        <text:list-item>
          <text:p text:style-name="P19">UI</text:p>
        </text:list-item>
        <text:list-item>
          <text:p text:style-name="P19">ROI</text:p>
        </text:list-item>
        <text:list-item>
          <text:p text:style-name="P19">Proofsteps</text:p>
        </text:list-item>
      </text:list>
      <text:p text:style-name="P1"/>
      <text:p text:style-name="P2"/>
      <text:p text:style-name="P2"><text:span text:style-name="T8">Conclusion</text:span> – 500 words</text:p>
      <text:p text:style-name="P2"/>
      <text:p text:style-name="P1">References</text:p>
      <text:p text:style-name="P1"/>
      <text:p text:style-name="P1">Acknowledgements</text:p>
      <text:p text:style-name="P2"><text:s/><text:tab/></text:p>
      <text:p text:style-name="P2">(helvetica 12)</text:p>
      <text:p text:style-name="P9">Abstract</text:p>
      <text:p text:style-name="P4"/>
      <text:p text:style-name="P5">The purpose of this project was to create an application that will facilitate the learning of a particular language of symbolic logic, known as first order logic and the system of natural deduction that goes with it. An Android application was created which: allows the user to experiment with the formulation of sentences of first order logic, evaluates theses sentences and assists in the construction of proofs using natural deduction. This report details the research carried out as well as the design and development of the Android application.</text:p>
      <text:p text:style-name="P5">\\</text:p>
      <text:p text:style-name="P5"/>
      <text:p text:style-name="P5">\noindent \bf{Keywords} Android, first-order, logic, proof, natural, deduction</text:p>
      <text:p text:style-name="P5"/>
      <text:p text:style-name="P5"/>
      <text:p text:style-name="P5">Motivation</text:p>
      <text:p text:style-name="P5"/>
      <text:p text:style-name="P5">In my first year at university I was introduced to the notion of a formal language of logic, I found the idea of being able to communicate ideas and formulate arguments in a formal and rigorous manner very appealing. Learning to understand what the symbols meant, how they fitted together and reasoning within the language is not, however, a trivial task. The aim is to produce a tool that would ease the transition of the user as they attempt to familiarise themselves with a language which is very different from any natural languages they may have experience with. </text:p>
      <text:p text:style-name="P5"/>
      <text:p text:style-name="P5">As with learning any other language, participation and practice are key factors in the learning process. That is why I set out to create an application that will give the user freedom to explore the language and deductive system themselves, while also providing feedback that will help guide them in this activity.</text:p>
      <text:p text:style-name="P5"/>
      <text:p text:style-name="P5"/>
      <text:p text:style-name="P5"/>
      <text:p text:style-name="P5"/>
      <text:p text:style-name="P5">It is clear what the application can do</text:p>
      <text:p text:style-name="P5"/>
      <text:p text:style-name="P5">The application worked as expected</text:p>
      <text:p text:style-name="P5"/>
      <text:p text:style-name="P5">I (would find/would have found) this application useful in my studies</text:p>
      <text:p text:style-name="P5"/>
      <text:p text:style-name="P5">The colour scheme is appropriate</text:p>
      <text:p text:style-name="P5"/>
      <text:p text:style-name="P5">Error messages were helpful</text:p>
      <text:p text:style-name="P5"/>
      <text:p text:style-name="P5">Improvements...</text:p>
      <text:p text:style-name="P5"/>
      <text:p text:style-name="P5"/>
      <text:p text:style-name="P5">Two rounds..</text:p>
      <text:p text:style-name="P5"/>
      <text:p text:style-name="P5"/>
      <text:p text:style-name="P5"/>
      <text:p text:style-name="P5"/>
      <text:p text:style-name="P5"/>
      <text:p text:style-name="P5"/>
      <text:p text:style-name="P3"/>
      <text:p text:style-name="P8">Bibliography</text:p>
      <text:h text:style-name="P13" text:outline-level="2"><text:line-break/>The Road to Modern Logic-An Interpretation</text:h>
      <text:p text:style-name="P11">Jose Ferreiros</text:p>
      <text:p text:style-name="P12"><text:span text:style-name="Citation"><text:span text:style-name="T5">The Bulletin of Symbolic Logic</text:span></text:span><text:span text:style-name="T4"><text:line-break/>Vol. 7, No. 4 (Dec., 2001), pp. 441-484</text:span></text:p>
      <text:p text:style-name="P1"/>
      <text:p text:style-name="P2">The history of Logic</text:p>
      <text:p text:style-name="P2">Peter King &amp; Stewart Shapiro, The Oxford Companion to Philosophy (Oxford University Press 1995), 496–500.</text:p>
      <text:p text:style-name="P2"/>
      <text:p text:style-name="P2">Language Proof and Logic, Jon Barwise and John Etchemendy, CSLI Publications 1999</text:p>
      <text:p text:style-name="P2"/>
      <text:p text:style-name="P2">The Development of Logic, William Kneale and Martha Kneale, <text:s/>Oxford University Press 1962</text:p>
      <text:p text:style-name="P2"/>
      <text:p text:style-name="Standard"><text:span text:style-name="T7">The Mentality of Apes, Wolfgang </text:span><text:span text:style-name="T6">Köhler, 1925</text:span> </text:p>
      <text:p text:style-name="P2"/>
      <text:p text:style-name="P2"/>
      <text:p text:style-name="P2">A short history of logic</text:p>
      <text:p text:style-name="P2"/>
      <text:p text:style-name="P2"/>
      <text:p text:style-name="P2"/>
      <text:p text:style-name="P2"/>
      <text:p text:style-name="P2"/>
      <text:p text:style-name="P2"/>
      <text:p text:style-name="P2"/>
      <text:p text:style-name="P10"/>
      <text:p text:style-name="P2">Evaluation: </text:p>
      <text:p text:style-name="P2"/>
      <text:p text:style-name="P2"/>
      <text:p text:style-name="P2">Conclusion</text:p>
      <text:p text:style-name="P2">Problems with data stuctures: write on paper graphically representation</text:p>
      <text:p text:style-name="P2">problem with displaying symbols.</text:p>
      <text:p text:style-name="P2">In hindsight forcing users to use brackets rather than get meaning using associativity was a decision that had a big effect on designing the grammar. Without this the grammar would have been easier to design but would have resulted in a more restricted system.</text:p>
      <text:p text:style-name="P6">Remove/add lines from any point in proof</text:p>
      <text:p text:style-name="P6">Implement feature of automatically deducing sentences from certain rules given the premises.</text:p>
      <text:p text:style-name="P6"/>
      <text:p text:style-name="P6">Tuesday:Evening</text:p>
      <text:p text:style-name="P6">Background finish</text:p>
      <text:p text:style-name="P6">Proof reading</text:p>
      <text:p text:style-name="P7"/>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sans-serif"/>
    <style:font-face style:name="Georgia" svg:font-family="Georgia, 'Times New Roman', Times, serif"/>
    <style:font-face style:name="Mangal1" svg:font-family="Mangal"/>
    <style:font-face style:name="OpenSymbol" svg:font-family="OpenSymbol"/>
    <style:font-face style:name="Segoe Print" svg:font-family="'Segoe Print'"/>
    <style:font-face style:name="Verdana" svg:font-family="Verdana, Geneva, Arial, Helvetica,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5T00:03:52.32</meta:creation-date>
    <dc:date>2013-04-24T13:28:04.04</dc:date>
    <meta:editing-duration>P14DT2H1M17S</meta:editing-duration>
    <meta:editing-cycles>31</meta:editing-cycles>
    <meta:generator>OpenOffice.org/3.4.1$Win32 OpenOffice.org_project/341m1$Build-9593</meta:generator>
    <meta:document-statistic meta:table-count="0" meta:image-count="0" meta:object-count="0" meta:page-count="4" meta:paragraph-count="69" meta:word-count="563" meta:character-count="3484"/>
  </office:meta>
</office:document-meta>
</file>